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31515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el_lines_size" table:style-name="ta1">
        <table:shapes>
          <draw:frame draw:z-index="0" draw:style-name="gr1" draw:text-style-name="P1" svg:width="15.999cm" svg:height="8.999cm" svg:x="11.499cm" svg:y="4.616cm">
            <draw:object draw:notify-on-update-of-ranges="globel_lines_size.A1:globel_lines_size.A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globel_lines_size.csv</text:p>
          </table:table-cell>
          <table:covered-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.00.0000</text:date>, <text:time style:data-style-name="N2" text:time-value="11:52:37.52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9T11:52:53.798000000</dc:date>
    <meta:editing-duration>PT39S</meta:editing-duration>
    <meta:editing-cycles>2</meta:editing-cycles>
    <meta:generator>LibreOffice/7.2.5.2$Windows_X86_64 LibreOffice_project/499f9727c189e6ef3471021d6132d4c694f357e5</meta:generator>
    <meta:document-statistic meta:table-count="1" meta:cell-count="5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globel_lines_size.A1:globel_lines_size.A55" svg:x="0.32cm" svg:y="0.18cm" svg:width="12.693cm" svg:height="8.64cm">
          <chart:coordinate-region svg:x="0.941cm" svg:y="0.379cm" svg:width="11.93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lobel_lines_size.A1:globel_lines_size.A55" chart:class="chart:line"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globel_lines_size.A1:globel_lines_size.A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